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aco" officeooo:rsid="001d2a95" officeooo:paragraph-rsid="001d2a95"/>
    </style:style>
    <style:style style:name="P2" style:family="paragraph" style:parent-style-name="Standard">
      <style:text-properties style:font-name="Monaco" officeooo:rsid="001d714b" officeooo:paragraph-rsid="001d714b"/>
    </style:style>
    <style:style style:name="P3" style:family="paragraph" style:parent-style-name="Standard">
      <style:text-properties fo:color="#ff0000" style:font-name="Monaco" officeooo:rsid="001d2a95" officeooo:paragraph-rsid="001d2a95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Sites avec ressources graphiques gratuites pour developper des jeux 2D et 3D:</text:p>
      <text:p text:style-name="P1"/>
      <text:p text:style-name="P1">1) <text:a xlink:type="simple" xlink:href="https://www.openpixelproject.com/" text:style-name="Internet_20_link" text:visited-style-name="Visited_20_Internet_20_Link">https://www.openpixelproject.com/</text:a></text:p>
      <text:p text:style-name="P1"/>
      <text:p text:style-name="P1">2) <text:a xlink:type="simple" xlink:href="https://itch.io/game-assets/free" text:style-name="Internet_20_link" text:visited-style-name="Visited_20_Internet_20_Link">https://itch.io/game-assets/free</text:a></text:p>
      <text:p text:style-name="P1"/>
      <text:p text:style-name="P1">3) <text:a xlink:type="simple" xlink:href="https://www.gameart2d.com/freebies.html" text:style-name="Internet_20_link" text:visited-style-name="Visited_20_Internet_20_Link">https://www.gameart2d.com/freebies.html</text:a></text:p>
      <text:p text:style-name="P1"/>
      <text:p text:style-name="P1">4) <text:a xlink:type="simple" xlink:href="https://www.turbosquid.com/Search/3D-Models/free" text:style-name="Internet_20_link" text:visited-style-name="Visited_20_Internet_20_Link">https://www.turbosquid.com/Search/3D-Models/free</text:a></text:p>
      <text:p text:style-name="P1"/>
      <text:p text:style-name="P1">5) <text:a xlink:type="simple" xlink:href="https://spritedatabase.net/" text:style-name="Internet_20_link" text:visited-style-name="Visited_20_Internet_20_Link">https://spritedatabase.net/</text:a></text:p>
      <text:p text:style-name="P1"/>
      <text:p text:style-name="P1">6) <text:a xlink:type="simple" xlink:href="https://opengameart.org/" text:style-name="Internet_20_link" text:visited-style-name="Visited_20_Internet_20_Link">https://opengameart.org/</text:a></text:p>
      <text:p text:style-name="P1"/>
      <text:p text:style-name="P2">7) Site payant: <text:a xlink:type="simple" xlink:href="https://www.gamedevmarket.net/asset/animated-knight-character-pack/" text:style-name="Internet_20_link" text:visited-style-name="Visited_20_Internet_20_Link">https://www.gamedevmarket.net/asset/animated-knight-character-pack/</text:a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08:34:47.194494147</meta:creation-date>
    <dc:date>2020-10-07T08:50:58.137142443</dc:date>
    <meta:editing-duration>PT6M</meta:editing-duration>
    <meta:editing-cycles>1</meta:editing-cycles>
    <meta:document-statistic meta:table-count="0" meta:image-count="0" meta:object-count="0" meta:page-count="1" meta:paragraph-count="8" meta:word-count="28" meta:character-count="381" meta:non-whitespace-character-count="361"/>
    <meta:generator>LibreOffice/6.4.6.2$Linux_X86_64 LibreOffice_project/40$Build-2</meta:generator>
  </office:meta>
</office:document-meta>
</file>